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8d6c058" style:family="table" style:master-page-name="ta-mp-0x8d6c05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x8d63c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63d60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63820" style:family="table-cell" style:data-style-name="General">
      <style:table-cell-properties fo:background-color="#00ff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63fa0" style:family="table-cell" style:data-style-name="General">
      <style:table-cell-properties fo:background-color="#ff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63e20" style:family="table-cell" style:data-style-name="General">
      <style:table-cell-properties fo:background-color="#ff3333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63ee0" style:family="table-cell" style:data-style-name="General">
      <style:table-cell-properties fo:background-color="#99ff66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ROW-1" style:family="table-row">
      <style:table-row-properties style:row-height="12.82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8d6c058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0" table:number-columns-repeated="1022"/>
        <table:table-row table:style-name="AROW-1">
          <table:table-cell table:style-name="Gnumeric-default" office:value-type="string" office:string-value="Nota">
            <text:p>Nota</text:p>
          </table:table-cell>
          <table:table-cell table:style-name="Gnumeric-default" office:value-type="string" office:string-value="Observacion">
            <text:p>Observacion</text:p>
          </table:table-cell>
          <table:table-cell table:number-columns-repeated="1022" table:style-name="Gnumeric-default"/>
        </table:table-row>
        <table:table-row table:style-name="AROW-1">
          <table:table-cell table:style-name="ACE-0x8d63d60" office:value-type="float" office:value="1">
            <text:p>1</text:p>
          </table:table-cell>
          <table:table-cell table:style-name="ACE-0x8d63d60" office:value-type="string" office:string-value="Quedó Motivaciones y objetivos como un capítulo adelante de todo sin numeración">
            <text:p>Quedó Motivaciones y objetivos como un capítulo adelante de todo sin numeración</text:p>
          </table:table-cell>
          <table:table-cell table:number-columns-repeated="1022" table:style-name="ACE-0x8d63d60"/>
        </table:table-row>
        <table:table-row table:style-name="AROW-1">
          <table:table-cell table:style-name="ACE-0x8d63e20" office:value-type="float" office:value="2">
            <text:p>2</text:p>
          </table:table-cell>
          <table:table-cell table:style-name="ACE-0x8d63e20" office:value-type="string" office:string-value="No entendí la nota (NGS y RNAseq?). Hay que comentar sobre estos métodos nuevos? Hay un capítulo donde los comenta.">
            <text:p>No entendí la nota (NGS y RNAseq?). Hay que comentar sobre estos métodos nuevos? Hay un capítulo donde los comenta.</text:p>
          </table:table-cell>
          <table:table-cell table:number-columns-repeated="1022" table:style-name="ACE-0x8d63e20"/>
        </table:table-row>
        <table:table-row table:style-name="AROW-1">
          <table:table-cell table:style-name="ACE-0x8d63ee0" office:value-type="float" office:value="3">
            <text:p>3</text:p>
          </table:table-cell>
          <table:table-cell table:style-name="ACE-0x8d63ee0" office:value-type="string" office:string-value="OK">
            <text:p>OK</text:p>
          </table:table-cell>
          <table:table-cell table:number-columns-repeated="1022" table:style-name="ACE-0x8d63ee0"/>
        </table:table-row>
        <table:table-row table:style-name="AROW-1">
          <table:table-cell table:style-name="ACE-0x8d63820" office:value-type="float" office:value="4">
            <text:p>4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1">
          <table:table-cell table:style-name="ACE-0x8d63820" office:value-type="float" office:value="5">
            <text:p>5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1">
          <table:table-cell table:style-name="ACE-0x8d63820" office:value-type="float" office:value="6">
            <text:p>6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1">
          <table:table-cell table:style-name="ACE-0x8d63820" office:value-type="float" office:value="7">
            <text:p>7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1">
          <table:table-cell table:style-name="ACE-0x8d63820" office:value-type="float" office:value="8">
            <text:p>8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1">
          <table:table-cell table:style-name="ACE-0x8d63820" office:value-type="float" office:value="9">
            <text:p>9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1">
          <table:table-cell table:style-name="ACE-0x8d63fa0" office:value-type="float" office:value="10">
            <text:p>10</text:p>
          </table:table-cell>
          <table:table-cell table:style-name="ACE-0x8d63fa0" office:value-type="string" office:string-value="PROFUNDIZAR">
            <text:p>PROFUNDIZAR</text:p>
          </table:table-cell>
          <table:table-cell table:number-columns-repeated="1022" table:style-name="ACE-0x8d63fa0"/>
        </table:table-row>
        <table:table-row table:style-name="AROW-1">
          <table:table-cell table:style-name="ACE-0x8d63820" office:value-type="float" office:value="11">
            <text:p>11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1">
          <table:table-cell table:style-name="ACE-0x8d63820" office:value-type="float" office:value="12">
            <text:p>12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1">
          <table:table-cell table:style-name="ACE-0x8d63820" office:value-type="float" office:value="13">
            <text:p>13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1">
          <table:table-cell table:style-name="ACE-0x8d63820" office:value-type="float" office:value="14">
            <text:p>14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1">
          <table:table-cell table:style-name="ACE-0x8d63820" office:value-type="float" office:value="15">
            <text:p>15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1">
          <table:table-cell table:style-name="ACE-0x8d63820" office:value-type="float" office:value="16">
            <text:p>16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1">
          <table:table-cell table:style-name="ACE-0x8d63820" office:value-type="float" office:value="17">
            <text:p>17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1">
          <table:table-cell table:style-name="ACE-0x8d63820" office:value-type="float" office:value="18">
            <text:p>18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1">
          <table:table-cell table:style-name="ACE-0x8d63820" office:value-type="float" office:value="19">
            <text:p>19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1">
          <table:table-cell table:style-name="ACE-0x8d63fa0" office:value-type="float" office:value="20">
            <text:p>20</text:p>
          </table:table-cell>
          <table:table-cell table:style-name="ACE-0x8d63fa0" office:value-type="string" office:string-value="VER DONDE SE PUEDE PONER ESE PARRAFO">
            <text:p>VER DONDE SE PUEDE PONER ESE PARRAFO</text:p>
          </table:table-cell>
          <table:table-cell table:number-columns-repeated="1022" table:style-name="ACE-0x8d63fa0"/>
        </table:table-row>
        <table:table-row table:style-name="AROW-2">
          <table:table-cell table:style-name="ACE-0x8d63820" office:value-type="float" office:value="21">
            <text:p>21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22">
            <text:p>22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23">
            <text:p>23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24">
            <text:p>24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25">
            <text:p>25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26">
            <text:p>26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27">
            <text:p>27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28">
            <text:p>28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29">
            <text:p>29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30">
            <text:p>30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31">
            <text:p>31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fa0" office:value-type="float" office:value="32">
            <text:p>32</text:p>
          </table:table-cell>
          <table:table-cell table:style-name="ACE-0x8d63fa0" office:value-type="string" office:string-value="VERLO CON ARIEL">
            <text:p>VERLO CON ARIEL</text:p>
          </table:table-cell>
          <table:table-cell table:number-columns-repeated="1022" table:style-name="ACE-0x8d63fa0"/>
        </table:table-row>
        <table:table-row table:style-name="AROW-2">
          <table:table-cell table:style-name="ACE-0x8d63820" office:value-type="float" office:value="33">
            <text:p>33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34">
            <text:p>34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35">
            <text:p>35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36">
            <text:p>36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37">
            <text:p>37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38">
            <text:p>38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39">
            <text:p>39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40">
            <text:p>40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41">
            <text:p>41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42">
            <text:p>42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43">
            <text:p>43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44">
            <text:p>44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45">
            <text:p>45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46">
            <text:p>46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fa0" office:value-type="float" office:value="47">
            <text:p>47</text:p>
          </table:table-cell>
          <table:table-cell table:style-name="ACE-0x8d63fa0" office:value-type="string" office:string-value="HACER">
            <text:p>HACER</text:p>
          </table:table-cell>
          <table:table-cell table:number-columns-repeated="1022" table:style-name="ACE-0x8d63fa0"/>
        </table:table-row>
        <table:table-row table:style-name="AROW-2">
          <table:table-cell table:style-name="ACE-0x8d63820" office:value-type="float" office:value="48">
            <text:p>48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49">
            <text:p>49</text:p>
          </table:table-cell>
          <table:table-cell table:style-name="ACE-0x8d63820" office:value-type="string" office:string-value="HACER">
            <text:p>HACER</text:p>
          </table:table-cell>
          <table:table-cell table:number-columns-repeated="1022" table:style-name="ACE-0x8d63820"/>
        </table:table-row>
        <table:table-row table:style-name="AROW-2">
          <table:table-cell table:style-name="ACE-0x8d63fa0" office:value-type="float" office:value="50">
            <text:p>50</text:p>
          </table:table-cell>
          <table:table-cell table:style-name="ACE-0x8d63fa0" office:value-type="string" office:string-value="NO ENCUENTRO ESTA NOTA EN EL TEXTO">
            <text:p>NO ENCUENTRO ESTA NOTA EN EL TEXTO</text:p>
          </table:table-cell>
          <table:table-cell table:number-columns-repeated="1022" table:style-name="ACE-0x8d63fa0"/>
        </table:table-row>
        <table:table-row table:style-name="AROW-2">
          <table:table-cell table:style-name="ACE-0x8d63820" office:value-type="float" office:value="51">
            <text:p>51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52">
            <text:p>52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53">
            <text:p>53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fa0" office:value-type="float" office:value="54">
            <text:p>54</text:p>
          </table:table-cell>
          <table:table-cell table:style-name="ACE-0x8d63fa0" office:value-type="string" office:string-value="ESTO ES UNA DESIGUALDAD TRIANGULAR GENERALIZADA PARA DISIMILARIDAD. COMENTARLA UN POCO MAS EN EL TEXTO">
            <text:p>ESTO ES UNA DESIGUALDAD TRIANGULAR GENERALIZADA PARA DISIMILARIDAD. COMENTARLA UN POCO MAS EN EL TEXTO</text:p>
          </table:table-cell>
          <table:table-cell table:number-columns-repeated="1022" table:style-name="ACE-0x8d63fa0"/>
        </table:table-row>
        <table:table-row table:style-name="AROW-2">
          <table:table-cell table:style-name="ACE-0x8d63fa0" office:value-type="float" office:value="55">
            <text:p>55</text:p>
          </table:table-cell>
          <table:table-cell table:style-name="ACE-0x8d63fa0" office:value-type="string" office:string-value="CHARLARLO CON ARIEL">
            <text:p>CHARLARLO CON ARIEL</text:p>
          </table:table-cell>
          <table:table-cell table:number-columns-repeated="1022" table:style-name="ACE-0x8d63fa0"/>
        </table:table-row>
        <table:table-row table:style-name="AROW-2">
          <table:table-cell table:style-name="ACE-0x8d63820" office:value-type="float" office:value="56">
            <text:p>56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57">
            <text:p>57</text:p>
          </table:table-cell>
          <table:table-cell table:style-name="ACE-0x8d63820" office:value-type="string" office:string-value="OK">
            <text:p>OK</text:p>
          </table:table-cell>
          <table:table-cell table:number-columns-repeated="1022" table:style-name="ACE-0x8d63820"/>
        </table:table-row>
        <table:table-row table:style-name="AROW-2">
          <table:table-cell table:style-name="ACE-0x8d63820" office:value-type="float" office:value="58">
            <text:p>58</text:p>
          </table:table-cell>
          <table:table-cell table:style-name="ACE-0x8d63820" office:value-type="string" office:string-value="Saqué la frase que no tenía sentido">
            <text:p>Saqué la frase que no tenía sentido</text:p>
          </table:table-cell>
          <table:table-cell table:number-columns-repeated="1022" table:style-name="ACE-0x8d63820"/>
        </table:table-row>
        <table:table-row table:style-name="AROW-1">
          <table:table-cell table:style-name="Gnumeric-default" office:value-type="float" office:value="59">
            <text:p>59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0">
            <text:p>60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1">
            <text:p>61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2">
            <text:p>62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3">
            <text:p>63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4">
            <text:p>64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5">
            <text:p>65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6">
            <text:p>66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7">
            <text:p>67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8">
            <text:p>68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9">
            <text:p>69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0">
            <text:p>70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1">
            <text:p>71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2">
            <text:p>72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3">
            <text:p>73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4">
            <text:p>74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5">
            <text:p>75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6">
            <text:p>76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7">
            <text:p>77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8">
            <text:p>78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9">
            <text:p>79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0">
            <text:p>80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1">
            <text:p>81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2">
            <text:p>82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3">
            <text:p>83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4">
            <text:p>84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5">
            <text:p>85</text:p>
          </table:table-cell>
          <table:table-cell table:number-columns-repeated="1023" table:style-name="Gnumeric-default"/>
        </table:table-row>
        <table:table-row table:style-name="AROW-1">
          <table:table-cell table:number-columns-repeated="1024" table:style-name="Gnumeric-default"/>
        </table:table-row>
        <table:table-row table:style-name="AROW-1" table:number-rows-repeated="5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163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38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61439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8d5ec4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8d6c058" style:display-name="Sheet1" style:page-layout-name="pl-0x8d5ec4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2-22T12:33:16Z</dc:date>
    <meta:creation-date>2016-02-19T15:18:56Z</meta:creation-date>
    <meta:editing-cycles>3</meta:editing-cycles>
    <meta:editing-duration>PT10M51S</meta:editing-duration>
    <meta:generator>gnumeric/1.10.17</meta:generator>
  </office:meta>
</office:document-meta>
</file>